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GIN ('Process data for output')</text:p>
      <text:p text:style-name="Standard"/>
      <text:p text:style-name="Standard">%OPTIONS(LINPAG=10000)</text:p>
      <text:p text:style-name="Standard">!////////////////// <text:s/>IMPORT CASE /////////////////!</text:p>
      <text:p text:style-name="Standard">! Load the HELIOS case named 'pinCell' from the file named 'pinCell.hrf'!</text:p>
      <text:p text:style-name="Standard">pinCell = IMP(HELIOS;pinCell/'H-pin.hrf')</text:p>
      <text:p text:style-name="Standard"/>
      <text:p text:style-name="Standard">! The most common comands in Zenith are: <text:s text:c="31"/>!</text:p>
      <text:p text:style-name="Standard">! SEL: select a variable from the HELIOS output and assign it to a <text:s text:c="5"/>!</text:p>
      <text:p text:style-name="Standard">! <text:s text:c="6"/>variable for use in this file <text:s text:c="34"/>!</text:p>
      <text:p text:style-name="Standard">! FOR: perform arithmetic operations on combinations of variables <text:s text:c="6"/>!</text:p>
      <text:p text:style-name="Standard">! <text:s text:c="6"/>defined with SEL command, or defined as the result of another <text:s text:c="2"/>!</text:p>
      <text:p text:style-name="Standard">! <text:s text:c="6"/>FOR command. <text:s text:c="51"/>!</text:p>
      <text:p text:style-name="Standard">! LIS: List a variable defined with the SEL or as the result of a FOR <text:s text:c="2"/>!</text:p>
      <text:p text:style-name="Standard">! <text:s text:c="6"/>command. <text:s text:c="55"/>!</text:p>
      <text:p text:style-name="Standard">! INDEX: Define an index to extract a single value from an array of <text:s text:c="4"/>!</text:p>
      <text:p text:style-name="Standard">! <text:s text:c="9"/>values. <text:s/>(e.g. extract the thermal flux from a 2-grp flux) <text:s text:c="2"/>!</text:p>
      <text:p text:style-name="Standard"/>
      <text:p text:style-name="Standard"/>
      <text:p text:style-name="Standard">! The following examples must be modified to match the variables you <text:s text:c="3"/>!</text:p>
      <text:p text:style-name="Standard">! <text:s text:c="3"/>used in the output section of your AURORA input file. <text:s text:c="13"/>!</text:p>
      <text:p text:style-name="Standard"/>
      <text:p text:style-name="Standard"/>
      <text:p text:style-name="Standard"/>
      <text:p text:style-name="Standard">!///////////// EXTRACT DATA ////////////////////!</text:p>
      <text:p text:style-name="Standard"/>
      <text:p text:style-name="Standard">! - BASICS k-inf vs burnup - !</text:p>
      <text:p text:style-name="Standard">! Select integral data from the status block !</text:p>
      <text:p text:style-name="Standard">Kinf <text:s text:c="2"/>= SEL(kinf <text:s/>/status/ pinCell;)</text:p>
      <text:p text:style-name="Standard">Kinfb <text:s/>= SEL(kinfb /status/ pinCell;)</text:p>
      <text:p text:style-name="Standard">Burnup = SEL(uburn /status/ pinCell;)</text:p>
      <text:p text:style-name="Standard"/>
      <text:p text:style-name="Standard">! *** select specific 1- and 2- and 47-group data !</text:p>
      <text:p text:style-name="Standard">! from particular MACRO blocks *** !</text:p>
      <text:p text:style-name="Standard">! - volumes - !</text:p>
      <text:p text:style-name="Standard">vA = SEL(vo / MACRO/ pinCell;dat1gAll)</text:p>
      <text:p text:style-name="Standard">vF = SEL(vo / MACRO/ pinCell;dat1gFuel)</text:p>
      <text:p text:style-name="Standard">vR = SEL(vo / MACRO/ pinCell;dat1gRest)</text:p>
      <text:p text:style-name="Standard"/>
      <text:p text:style-name="Standard">! - 1 Group !</text:p>
      <text:p text:style-name="Standard">nf1gA = SEL(nf / MACRO/ pinCell;dat1gAll)</text:p>
      <text:p text:style-name="Standard">nf1gF = SEL(nf / MACRO/ pinCell;dat1gFuel)</text:p>
      <text:p text:style-name="Standard">nf1gR = SEL(nf / MACRO/ pinCell;dat1gRest)</text:p>
      <text:p text:style-name="Standard">ab1gA = SEL(ab / MACRO/ pinCell;dat1gAll)</text:p>
      <text:p text:style-name="Standard">ab1gF = SEL(ab / MACRO/ pinCell;dat1gFuel)</text:p>
      <text:p text:style-name="Standard">ab1gR = SEL(ab / MACRO/ pinCell;dat1gRest)</text:p>
      <text:p text:style-name="Standard">fx1gA = SEL(fx / MACRO/ pinCell;dat1gAll)</text:p>
      <text:p text:style-name="Standard">fx1gF = SEL(fx / MACRO/ pinCell;dat1gFuel)</text:p>
      <text:p text:style-name="Standard">fx1gR = SEL(fx / MACRO/ pinCell;dat1gRest)</text:p>
      <text:p text:style-name="Standard"><text:soft-page-break/></text:p>
      <text:p text:style-name="Standard">! - 2 Group !</text:p>
      <text:p text:style-name="Standard">nf2gA = SEL(nf / MACRO/ pinCell;dat2gAll)</text:p>
      <text:p text:style-name="Standard">nf2gF = SEL(nf / MACRO/ pinCell;dat2gFuel)</text:p>
      <text:p text:style-name="Standard">nf2gR = SEL(nf / MACRO/ pinCell;dat2gRest)</text:p>
      <text:p text:style-name="Standard">ab2gA = SEL(ab / MACRO/ pinCell;dat2gAll)</text:p>
      <text:p text:style-name="Standard">ab2gF = SEL(ab / MACRO/ pinCell;dat2gFuel)</text:p>
      <text:p text:style-name="Standard">ab2gR = SEL(ab / MACRO/ pinCell;dat2gRest)</text:p>
      <text:p text:style-name="Standard">fx2gA = SEL(fx / MACRO/ pinCell;dat2gAll)</text:p>
      <text:p text:style-name="Standard">fx2gF = SEL(fx / MACRO/ pinCell;dat2gFuel)</text:p>
      <text:p text:style-name="Standard">fx2gR = SEL(fx / MACRO/ pinCell;dat2gRest)</text:p>
      <text:p text:style-name="Standard">fx2gRad = SEL(fx / MACRO / pinCell;fxRadial)</text:p>
      <text:p text:style-name="Standard"/>
      <text:p text:style-name="Standard"/>
      <text:p text:style-name="Standard">! *** Extract specific data from the SELected data *** !</text:p>
      <text:p text:style-name="Standard">! - All indices to exract fast and thermal data - !</text:p>
      <text:p text:style-name="Standard">l2gA1 = INDEX(nf2gA/RANGE:;;;1;)</text:p>
      <text:p text:style-name="Standard">l2gA2 = INDEX(nf2gA/RANGE:;;;2;)</text:p>
      <text:p text:style-name="Standard">l2gF1 = INDEX(nf2gF/RANGE:;;;1;)</text:p>
      <text:p text:style-name="Standard">l2gF2 = INDEX(nf2gF/RANGE:;;;2;)</text:p>
      <text:p text:style-name="Standard">l2gR1 = INDEX(nf2gR/RANGE:;;;1;)</text:p>
      <text:p text:style-name="Standard">l2gR2 = INDEX(nf2gR/RANGE:;;;2;)</text:p>
      <text:p text:style-name="Standard">l2gRad1 = INDEX(fx2gRad/RANGE:;;;1;)</text:p>
      <text:p text:style-name="Standard">l2gRad2 = INDEX(fx2gRad/RANGE:;;;2;)</text:p>
      <text:p text:style-name="Standard"/>
      <text:p text:style-name="Standard">! - extract whole-cell-averaged data - !</text:p>
      <text:p text:style-name="Standard">nf2gA1 = FOR(nf2gA^l2gA1)</text:p>
      <text:p text:style-name="Standard">nf2gA2 = FOR(nf2gA^l2gA2)</text:p>
      <text:p text:style-name="Standard">ab2gA1 = FOR(ab2gA^l2gA1)</text:p>
      <text:p text:style-name="Standard">ab2gA2 = FOR(ab2gA^l2gA2)</text:p>
      <text:p text:style-name="Standard">fx2gA1 = FOR(fx2gA^l2gA1)</text:p>
      <text:p text:style-name="Standard">fx2gA2 = FOR(fx2gA^l2gA2)</text:p>
      <text:p text:style-name="Standard"/>
      <text:p text:style-name="Standard">! - extract fuel-only data - !</text:p>
      <text:p text:style-name="Standard">nf2gF1 = FOR(nf2gF^l2gF1)</text:p>
      <text:p text:style-name="Standard">nf2gF2 = FOR(nf2gF^l2gF2)</text:p>
      <text:p text:style-name="Standard">ab2gF1 = FOR(ab2gF^l2gF1)</text:p>
      <text:p text:style-name="Standard">ab2gF2 = FOR(ab2gF^l2gF2)</text:p>
      <text:p text:style-name="Standard">fx2gF1 = FOR(fx2gF^l2gF1)</text:p>
      <text:p text:style-name="Standard">fx2gF2 = FOR(fx2gF^l2gF2)</text:p>
      <text:p text:style-name="Standard"/>
      <text:p text:style-name="Standard">! - extract non-fuel data - !</text:p>
      <text:p text:style-name="Standard">nf2gR1 = FOR(nf2gR^l2gR1)</text:p>
      <text:p text:style-name="Standard">nf2gR2 = FOR(nf2gR^l2gR2)</text:p>
      <text:p text:style-name="Standard">ab2gR1 = FOR(ab2gR^l2gR1)</text:p>
      <text:p text:style-name="Standard">ab2gR2 = FOR(ab2gR^l2gR2)</text:p>
      <text:p text:style-name="Standard">fx2gR1 = FOR(fx2gR^l2gR1)</text:p>
      <text:p text:style-name="Standard">fx2gR2 = FOR(fx2gR^l2gR2)</text:p>
      <text:p text:style-name="Standard"/>
      <text:p text:style-name="Standard"><text:soft-page-break/>! - extract radial fuel pin data - !</text:p>
      <text:p text:style-name="Standard">fx2gRad1 = FOR(fx2gRad^l2gRad1)</text:p>
      <text:p text:style-name="Standard">fx2gRad2 = FOR(fx2gRad^l2gRad2)</text:p>
      <text:p text:style-name="Standard"/>
      <text:p text:style-name="Standard">! *** SELect some 47-group data *** !</text:p>
      <text:p text:style-name="Standard">! - 47 group xs - !</text:p>
      <text:p text:style-name="Standard">fiNgF = SEL(fi / MACRO/ pinCell;datNgFuel)</text:p>
      <text:p text:style-name="Standard">abNgA = SEL(ab / MACRO/ pinCell;datNgAll)</text:p>
      <text:p text:style-name="Standard">abNgF = SEL(ab / MACRO/ pinCell;datNgFuel)</text:p>
      <text:p text:style-name="Standard">abNgM = SEL(ab / MACRO/ pinCell;datNgMod)</text:p>
      <text:p text:style-name="Standard">p0NgM = SEL(p0 / MACRO/ pinCell;datNgMod)</text:p>
      <text:p text:style-name="Standard">p1NgM = SEL(p1 / MACRO/ pinCell;datNgMod)</text:p>
      <text:p text:style-name="Standard">fxNgA = SEL(fx / MACRO/ pinCell;datNgAll)</text:p>
      <text:p text:style-name="Standard">fxNgF = SEL(fx / MACRO/ pinCell;datNgFuel)</text:p>
      <text:p text:style-name="Standard">fxNgM = SEL(fx / MACRO/ pinCell;datNgMod)</text:p>
      <text:p text:style-name="Standard">heg <text:s text:c="2"/>= SEL(heg/ MACRO/ pinCell;datNgMod)</text:p>
      <text:p text:style-name="Standard"/>
      <text:p text:style-name="Standard">! *** SELect the fluxes from each radial region in the fuel *** !</text:p>
      <text:p text:style-name="Standard">! - Radial info - !</text:p>
      <text:p text:style-name="Standard">radialFx = SEL(fx / MACRO/pinCell;fxRadial)</text:p>
      <text:p text:style-name="Standard">radialVo = SEL(vo / MACRO/pinCell;fxRadial)</text:p>
      <text:p text:style-name="Standard"/>
      <text:p text:style-name="Standard"/>
      <text:p text:style-name="Standard">!////////////// ARITHMETIC ////////////////!</text:p>
      <text:p text:style-name="Standard"/>
      <text:p text:style-name="Standard">! - eta - !</text:p>
      <text:p text:style-name="Standard">n = FOR(nf2gF2/ab2gF2)</text:p>
      <text:p text:style-name="Standard"/>
      <text:p text:style-name="Standard">! - thermal utilization - !</text:p>
      <text:p text:style-name="Standard">f1 = FOR(vF*fx2gF2*ab2gF2/(vA*fx2gA2*ab2gA2))</text:p>
      <text:p text:style-name="Standard">f2 = FOR(vF*fx2gF2*ab2gF2/(vF*fx2gF2*ab2gF2 + vR*fx2gR2*ab2gR2))</text:p>
      <text:p text:style-name="Standard"/>
      <text:p text:style-name="Standard">! - resonance escape probability - !</text:p>
      <text:p text:style-name="Standard">p = FOR(fx2gA2*ab2gA2/(fx1gA*ab1gA))</text:p>
      <text:p text:style-name="Standard"/>
      <text:p text:style-name="Standard">! - fast fission factor - !</text:p>
      <text:p text:style-name="Standard">e1 = FOR(nf1gA*fx1gA/(nf2gA2*fx2gA2))</text:p>
      <text:p text:style-name="Standard">e2 = FOR(nf1gF*fx1gF/(nf2gF2*fx2gF2))</text:p>
      <text:p text:style-name="Standard">e3 = FOR((nf2gF2*fx2gF2 + nf2gF1*fx2gF1)/(nf2gF2*fx2gF2))</text:p>
      <text:p text:style-name="Standard"/>
      <text:p text:style-name="Standard">! - k_inf - !</text:p>
      <text:p text:style-name="Standard">kf1e1 = FOR(n*f1*p*e1)</text:p>
      <text:p text:style-name="Standard">kf2e1 = FOR(n*f2*p*e1)</text:p>
      <text:p text:style-name="Standard">kf1e2 = FOR(n*f1*p*e2)</text:p>
      <text:p text:style-name="Standard">kf2e2 = FOR(n*f2*p*e2)</text:p>
      <text:p text:style-name="Standard">kf1e3 = FOR(n*f1*p*e3)</text:p>
      <text:p text:style-name="Standard">kf2e3 = FOR(n*f2*p*e3)</text:p>
      <text:p text:style-name="Standard">k3 = FOR(nf1gA/ab1gA)</text:p>
      <text:p text:style-name="Standard"/>
      <text:p text:style-name="Standard"><text:soft-page-break/>! - multi-group - !</text:p>
      <text:p text:style-name="Standard">! 47x47 identity matrix !</text:p>
      <text:p text:style-name="Standard">ident = ARR(R: 1; 48*0; 1; 48*0; 1; 48*0; 1; 48*0; 1; 48*0; 1; 48*0; 1;</text:p>
      <text:p text:style-name="Standard"><text:s text:c="18"/>48*0; 1; 48*0; 1; 48*0; 1; 48*0; 1; 48*0; 1; 48*0; 1;</text:p>
      <text:p text:style-name="Standard"><text:s text:c="18"/>48*0; 1; 48*0; 1; 48*0; 1; 48*0; 1; 48*0; 1; 48*0; 1;</text:p>
      <text:p text:style-name="Standard"><text:s text:c="18"/>48*0; 1; 48*0; 1; 48*0; 1; 48*0; 1; 48*0; 1; 48*0; 1;</text:p>
      <text:p text:style-name="Standard"><text:s text:c="18"/>48*0; 1; 48*0; 1; 48*0; 1; 48*0; 1; 48*0; 1; 48*0; 1;</text:p>
      <text:p text:style-name="Standard"><text:s text:c="18"/>48*0; 1; 48*0; 1; 48*0; 1; 48*0; 1; 48*0; 1; 48*0; 1;</text:p>
      <text:p text:style-name="Standard"><text:s text:c="18"/>48*0; 1; 48*0; 1; 48*0; 1; 48*0; 1; 48*0; 1; 48*0; 1;</text:p>
      <text:p text:style-name="Standard"><text:s text:c="18"/>48*0; 1; 48*0; 1; 48*0; 1; 48*0; 1)</text:p>
      <text:p text:style-name="Standard">p0NgStruct = IND(p0NgM/PER:RIEGO) <text:s text:c="3"/>! store the original structure of p0 !</text:p>
      <text:p text:style-name="Standard">diag <text:s text:c="6"/>= FOR(ident^^p0NgStruct) <text:s/>! create diagonal in G-O dimensions <text:s/>!</text:p>
      <text:p text:style-name="Standard">p0Ngtot <text:s text:c="3"/>= FOR(@SmG(p0NgM)) <text:s text:c="7"/>! sum p0 over originating group <text:s text:c="5"/>!</text:p>
      <text:p text:style-name="Standard">p0Ngslf <text:s text:c="3"/>= FOR(@SmG(p0NgM*diag)) <text:s text:c="2"/>! multiply by identity to extract <text:s text:c="3"/>!</text:p>
      <text:p text:style-name="Standard"><text:s text:c="37"/>! <text:s text:c="3"/>self-scattering <text:s text:c="16"/>!</text:p>
      <text:p text:style-name="Standard">p0Ngout <text:s text:c="3"/>= FOR(p0Ngtot - p0Ngslf) <text:s/>! subtract self-scattering from tot <text:s/>!</text:p>
      <text:p text:style-name="Standard">p1NgStruct = IND(p1NgM/PER:RIEGO) <text:s text:c="3"/>! store the original structure of p0 !</text:p>
      <text:p text:style-name="Standard">diag <text:s text:c="6"/>= FOR(ident^^p1NgStruct) <text:s/>! create diagonal in G-O dimensions <text:s/>!</text:p>
      <text:p text:style-name="Standard">p1Ngtot <text:s text:c="3"/>= FOR(@SmG(p1NgM)) <text:s text:c="7"/>! sum p0 over originating group <text:s text:c="5"/>!</text:p>
      <text:p text:style-name="Standard">p1Ngslf <text:s text:c="3"/>= FOR(@SmG(p1NgM*diag)) <text:s text:c="3"/>! multiply by identity to extract <text:s text:c="3"/>!</text:p>
      <text:p text:style-name="Standard"><text:s text:c="37"/>! <text:s text:c="3"/>self-scattering <text:s text:c="16"/>!</text:p>
      <text:p text:style-name="Standard">p1Ngout <text:s text:c="3"/>= FOR(p1Ngtot - p1Ngslf) <text:s/>! subtract self-scattering from tot <text:s/>!</text:p>
      <text:p text:style-name="Standard"/>
      <text:p text:style-name="Standard">pNgtot <text:s text:c="4"/>= FOR(p0Ngtot <text:s/>+ p1Ngtot)</text:p>
      <text:p text:style-name="Standard">pNgslf <text:s text:c="4"/>= FOR(p0Ngslf + p1Ngslf)</text:p>
      <text:p text:style-name="Standard">pNgout <text:s text:c="4"/>= FOR(p0Ngout <text:s/>+ p1Ngout)</text:p>
      <text:p text:style-name="Standard"/>
      <text:p text:style-name="Standard">b1 <text:s text:c="8"/>= IND(p0Ngslf/RANGE:;;1;;)</text:p>
      <text:p text:style-name="Standard">p0NgtotB1 <text:s/>= FOR(p0Ngtot^b1)</text:p>
      <text:p text:style-name="Standard">p0NgoutB1 <text:s/>= FOR(p0Ngout^b1)</text:p>
      <text:p text:style-name="Standard">p0NgslfB1 <text:s/>= FOR(p0Ngslf^b1)</text:p>
      <text:p text:style-name="Standard">p1NgtotB1 <text:s/>= FOR(p1Ngtot^b1)</text:p>
      <text:p text:style-name="Standard">p1NgoutB1 <text:s/>= FOR(p1Ngout^b1)</text:p>
      <text:p text:style-name="Standard">p1NgslfB1 <text:s/>= FOR(p1Ngslf^b1)</text:p>
      <text:p text:style-name="Standard">pNgtotB1 <text:s text:c="2"/>= FOR(pNgtot^b1)</text:p>
      <text:p text:style-name="Standard">pNgoutB1 <text:s text:c="2"/>= FOR(pNgout^b1)</text:p>
      <text:p text:style-name="Standard">pNgslfB1 <text:s text:c="2"/>= FOR(pNgslf^b1)</text:p>
      <text:p text:style-name="Standard"/>
      <text:p text:style-name="Standard">b1 <text:s text:c="8"/>= IND(fxNgM/RANGE:;;1;;)</text:p>
      <text:p text:style-name="Standard">fxNgMb1 <text:s text:c="3"/>= FOR(fxNgM^b1)</text:p>
      <text:p text:style-name="Standard">fxNgFb1 <text:s text:c="3"/>= FOR(fxNgF^b1)</text:p>
      <text:p text:style-name="Standard">abNgMb1 <text:s text:c="3"/>= FOR(abNgM^b1)</text:p>
      <text:p text:style-name="Standard">abNgFb1 <text:s text:c="3"/>= FOR(abNgF^b1)</text:p>
      <text:p text:style-name="Standard">perGO <text:s text:c="5"/>= IND(heg/PER:REIOG)</text:p>
      <text:p text:style-name="Standard">heo <text:s text:c="7"/>= FOR(heg^perGO)</text:p>
      <text:p text:style-name="Standard"/>
      <text:p text:style-name="Standard">!/////////////////// LISTS ////////////////////!</text:p>
      <text:p text:style-name="Standard">volList = LIST(vA/'Volumes'/E/E5:vA; E5:vF; E5:vR)</text:p>
      <text:p text:style-name="Standard"/>
      <text:p text:style-name="Standard"><text:soft-page-break/>rpList = LIS(nf1gA/'Four factors'/E/</text:p>
      <text:p text:style-name="Standard"><text:s text:c="13"/>E5:n;</text:p>
      <text:p text:style-name="Standard"><text:s text:c="13"/>E5:f1;</text:p>
      <text:p text:style-name="Standard"><text:s text:c="13"/>E5:f2;</text:p>
      <text:p text:style-name="Standard"><text:s text:c="13"/>E5:p;</text:p>
      <text:p text:style-name="Standard"><text:s text:c="13"/>E5:e1;</text:p>
      <text:p text:style-name="Standard"><text:s text:c="13"/>E5:e2;</text:p>
      <text:p text:style-name="Standard"><text:s text:c="13"/>E5:e3)</text:p>
      <text:p text:style-name="Standard"/>
      <text:p text:style-name="Standard">kList = LIS(nf1gA/'Different formulations of k-inf'/E/</text:p>
      <text:p text:style-name="Standard"><text:s text:c="13"/>E5:kf1e1;</text:p>
      <text:p text:style-name="Standard"><text:s text:c="13"/>E5:kf2e1;</text:p>
      <text:p text:style-name="Standard"><text:s text:c="13"/>E5:kf1e2;</text:p>
      <text:p text:style-name="Standard"><text:s text:c="13"/>E5:kf2e2;</text:p>
      <text:p text:style-name="Standard"><text:s text:c="13"/>E5:kf1e3;</text:p>
      <text:p text:style-name="Standard"><text:s text:c="13"/>E5:kf2e3;</text:p>
      <text:p text:style-name="Standard"><text:s text:c="13"/>E5:Kinf;</text:p>
      <text:p text:style-name="Standard"><text:s text:c="13"/>E5:Kinfb)</text:p>
      <text:p text:style-name="Standard"/>
      <text:p text:style-name="Standard"/>
      <text:p text:style-name="Standard">NgFxList = LIS(fxNgM/'Multi-group fluxes'/G/E5:heg;E5:fxNgM; E5:fxNgF)</text:p>
      <text:p text:style-name="Standard"/>
      <text:p text:style-name="Standard">NgFisList = LIS(fiNgF/'Multi-group fission'/G/E5:heg;E5:fiNgF)</text:p>
      <text:p text:style-name="Standard"/>
      <text:p text:style-name="Standard">NgAbList = LIS(abNgM/'Multi-group abs XS'/G/E5:heg;E5:abNgM;E5:abNgF)</text:p>
      <text:p text:style-name="Standard"/>
      <text:p text:style-name="Standard">NgXS01List = LIS(p0NgM/'Multi-group data (p0,p1)'/O/</text:p>
      <text:p text:style-name="Standard"><text:s text:c="15"/>E5:heo;</text:p>
      <text:p text:style-name="Standard"><text:s text:c="15"/>E5:p0NgtotB1 ;</text:p>
      <text:p text:style-name="Standard"><text:s text:c="15"/>E5:p0NgoutB1 ;</text:p>
      <text:p text:style-name="Standard"><text:s text:c="15"/>E5:p0NgslfB1 ; </text:p>
      <text:p text:style-name="Standard"><text:s text:c="15"/>E5:p1NgtotB1 ; </text:p>
      <text:p text:style-name="Standard"><text:s text:c="15"/>E5:p1NgoutB1 ; </text:p>
      <text:p text:style-name="Standard"><text:s text:c="15"/>E5:p1NgslfB1 )</text:p>
      <text:p text:style-name="Standard"/>
      <text:p text:style-name="Standard">NgXSList = LIS(p0NgM/'Multi-group data (pTot)'/O/</text:p>
      <text:p text:style-name="Standard"><text:s text:c="15"/>E5:heo;</text:p>
      <text:p text:style-name="Standard"><text:s text:c="15"/>E5:pNgtotB1 <text:s/>; </text:p>
      <text:p text:style-name="Standard"><text:s text:c="15"/>E5:pNgoutB1 <text:s/>; </text:p>
      <text:p text:style-name="Standard"><text:s text:c="15"/>E5:pNgslfB1 <text:s/>) </text:p>
      <text:p text:style-name="Standard"/>
      <text:p text:style-name="Standard">FxRadList = LIS(fx2gRad/'2-Group Radial Flux Distribution'/R/</text:p>
      <text:p text:style-name="Standard"><text:s text:c="17"/>E5:fx2gRad1; E5:fx2gRad2)</text:p>
      <text:p text:style-name="Standard"/>
      <text:p text:style-name="Standard">END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20:08:04</meta:creation-date>
    <dc:date>2013-09-29T20:09:12</dc:date>
    <meta:editing-duration>P0D</meta:editing-duration>
    <meta:editing-cycles>1</meta:editing-cycles>
    <meta:document-statistic meta:table-count="0" meta:image-count="0" meta:object-count="0" meta:page-count="5" meta:paragraph-count="200" meta:word-count="1046" meta:character-count="7936" meta:non-whitespace-character-count="6069"/>
    <meta:generator>LibreOffice/3.5$Linux_X86_64 LibreOffice_project/350m1$Build-2</meta:generator>
  </office:meta>
</office:document-meta>
</file>